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text-properties officeooo:rsid="001d9e0f" officeooo:paragraph-rsid="001d9e0f"/>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ercici 2: Valors i comodins</text:p>
      <text:p text:style-name="Standard"/>
      <text:p text:style-name="Standard"><text:span text:style-name="T1">1. En l'exercici anterior hem vist com obtenir elements en funció d'unes expressions regulars. Però què hem de fer si el que volem és obtenir el valor d'un element? Per exemple, imagina que només volem obtenir el contingut dels elements nom dels professors. Faríem:</text:span> <text:tab/><text:tab/><text:tab/><text:tab/><text:span text:style-name="T1">/classe/professors/professor/nom/text()</text:span></text:p>
      <text:p text:style-name="Standard"/>
      <text:p text:style-name="P2">dfsdfs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4:05:00.898889303</meta:creation-date>
    <dc:date>2017-02-14T14:08:22.799815717</dc:date>
    <meta:editing-duration>PT3M22S</meta:editing-duration>
    <meta:editing-cycles>1</meta:editing-cycles>
    <meta:generator>LibreOffice/5.1.4.2$Linux_X86_64 LibreOffice_project/10m0$Build-2</meta:generator>
    <meta:document-statistic meta:table-count="0" meta:image-count="0" meta:object-count="0" meta:page-count="1" meta:paragraph-count="3" meta:word-count="51" meta:character-count="346" meta:non-whitespace-character-count="294"/>
  </office:meta>
</office:document-meta>
</file>